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9be0c"/>
    </style:style>
    <style:style style:name="P2" style:family="paragraph" style:parent-style-name="Standard">
      <style:text-properties officeooo:rsid="000b53ff" officeooo:paragraph-rsid="000b53ff"/>
    </style:style>
    <style:style style:name="P3" style:family="paragraph" style:parent-style-name="Standard">
      <style:text-properties fo:font-size="11pt" officeooo:rsid="0009be0c" officeooo:paragraph-rsid="0009be0c" style:font-size-asian="11pt" style:font-size-complex="11pt"/>
    </style:style>
    <style:style style:name="P4" style:family="paragraph" style:parent-style-name="Standard">
      <style:text-properties fo:font-size="11pt" officeooo:rsid="000b53ff" officeooo:paragraph-rsid="000c66ea" style:font-size-asian="11pt" style:font-size-complex="11pt"/>
    </style:style>
    <style:style style:name="P5" style:family="paragraph" style:parent-style-name="Standard">
      <style:text-properties fo:font-size="11pt" officeooo:rsid="000b53ff" officeooo:paragraph-rsid="000b53ff" style:font-size-asian="11pt" style:font-size-complex="11pt"/>
    </style:style>
    <style:style style:name="P6" style:family="paragraph" style:parent-style-name="Standard">
      <style:text-properties fo:font-size="11pt" officeooo:rsid="000c66ea" officeooo:paragraph-rsid="000d7574" style:font-size-asian="11pt" style:font-size-complex="11pt"/>
    </style:style>
    <style:style style:name="T1" style:family="text">
      <style:text-properties officeooo:rsid="0009be0c"/>
    </style:style>
    <style:style style:name="T2" style:family="text">
      <style:text-properties officeooo:rsid="000b53ff"/>
    </style:style>
    <style:style style:name="T3" style:family="text">
      <style:text-properties officeooo:rsid="000c66ea"/>
    </style:style>
    <style:style style:name="T4" style:family="text">
      <style:text-properties fo:font-weight="normal" style:font-weight-asian="normal" style:font-weight-complex="normal"/>
    </style:style>
    <style:style style:name="T5" style:family="text">
      <style:text-properties fo:font-size="11pt" style:font-size-asian="11pt" style:font-size-complex="11pt"/>
    </style:style>
    <style:style style:name="T6" style:family="text">
      <style:text-properties fo:font-size="11pt" officeooo:rsid="0009be0c" style:font-size-asian="11pt" style:font-size-complex="11pt"/>
    </style:style>
    <style:style style:name="T7" style:family="text">
      <style:text-properties fo:font-size="11pt" fo:font-weight="normal"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Текст 2</text:p>
      <text:p text:style-name="P3">Специальные веб-сайты предоставляют средство, известное как поисковая система, которая может быть использована для поиска других веб-сайтов. Поисковая система использует специальные программы для сбора информации о веб-сайтах во Всемирной паутине и сохраняет информацию в базе данных. Затем пользователь может выполнить поиск в базе данных для получения списка ссыл<text:span text:style-name="T2">ок</text:span> на соответствующие веб-сайты</text:p>
      <text:p text:style-name="P3"/>
      <text:p text:style-name="P3">На сегодняшний день поисковые системы являются сложнейшими и громадными механизмами, представляющие собой не только инструмент для нахождения любой необходимой информации, но и довольно увлекательные сферы для бизнеса. Работа с помощью поисковых систем позволяет многим пользователям глобальной сети осуществлять быстрый поиск нужной информации в кратчайшие сроки.</text:p>
      <text:p text:style-name="P3"/>
      <text:p text:style-name="P3">Google - На сегодняшний день, система Google является общепризнанным лидером среди поисковых <text:span text:style-name="T3">систем</text:span></text:p>
      <text:p text:style-name="P3">Yandex - Крупнейшая поисковая система.</text:p>
      <text:p text:style-name="P3">Bing - Поисковик компании Microsoft, который быстро набирает популярность. </text:p>
      <text:p text:style-name="P3">Mail.ru — <text:span text:style-name="T3">Еще одна крупная поисковая система</text:span></text:p>
      <text:p text:style-name="P1"><text:span text:style-name="T6">Tor Browser — анонимный </text:span><text:span text:style-name="T5">браузер, основанный на </text:span><text:span text:style-name="Strong_20_Emphasis"><text:span text:style-name="T7">Mozilla Firefox</text:span></text:span></text:p>
      <text:p text:style-name="P3"/>
      <text:p text:style-name="P4">Я предпочитаю пользоваться браузером <text:span text:style-name="T1">Yandex</text:span>, так как он достаточно быстрый, и имеет много полезных функций, таких как проигрование видео поверх всех окон.</text:p>
      <text:p text:style-name="P5">В современных браузерах можно искать информацию не только по ключевым словам, но и по фото. </text:p>
      <text:p text:style-name="P5"/>
      <text:p text:style-name="P6">Мои друзья предпочитаю браузер chrome и поисковиком <text:span text:style-name="T1">Google, потому что он очень быстрый и надежный, и может обеспечить стабильную работу в интернете. Так же <text:s/>Google предоставляет множество средств, такие как таблицы, документы, и другие.</text:span></text:p>
      <text:p text:style-name="P5"/>
      <text:p text:style-name="P5">= = = = = = = = = = = = = = = = = = = = = = = = = = = = = = = = = = = = = = = = = = = = = = = = = </text:p>
      <text:p text:style-name="P5"/>
      <text:p text:style-name="P5">Special websites provide a tool known as a search engine that can be used to search for other websites. The search engine uses special programs to collect information about websites on the World Wide Web and stores information in a database. The user can then search the database for a list of links to relevant websites</text:p>
      <text:p text:style-name="P5"/>
      <text:p text:style-name="P5">Today, search engines are the most complex and huge mechanisms, which are not only a tool for finding any necessary information, but also quite fascinating areas for business. Working with the help of search engines allows many users of the global network to quickly search for the necessary information in the shortest possible time.</text:p>
      <text:p text:style-name="P5"/>
      <text:p text:style-name="P5">Google - Today, Google is a recognized leader among search engines.</text:p>
      <text:p text:style-name="P5">Yandex - The largest search engine.</text:p>
      <text:p text:style-name="P5">Bing - Microsoft's search engine, which is rapidly gaining popularity.</text:p>
      <text:p text:style-name="P5">Mail.ru - Another major search engine</text:p>
      <text:p text:style-name="P5">Tor Browser - Anonymous Browser Based on Mozilla Firefox</text:p>
      <text:p text:style-name="P5"/>
      <text:p text:style-name="P5">I prefer to use the Yandex browser, as it is fast enough and has many useful features, such as playing video on top of all windows.</text:p>
      <text:p text:style-name="P5">In modern browsers, you can search for information not only by keywords, but also by photo.</text:p>
      <text:p text:style-name="P5"/>
      <text:p text:style-name="P5">My friends prefer the chrome browser and the Google search engine, because it is very fast and reliable, and can ensure stable operation on the Internet. Google also provides many tools, such as spreadsheets, documents, and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23:39:24.607344585</meta:creation-date>
    <dc:date>2020-02-25T20:49:21.829240272</dc:date>
    <meta:editing-duration>PT20H38M17S</meta:editing-duration>
    <meta:editing-cycles>3</meta:editing-cycles>
    <meta:generator>LibreOffice/6.0.7.3$Linux_X86_64 LibreOffice_project/00m0$Build-3</meta:generator>
    <meta:print-date>2020-02-25T00:09:08.770470869</meta:print-date>
    <meta:document-statistic meta:table-count="0" meta:image-count="0" meta:object-count="0" meta:page-count="1" meta:paragraph-count="22" meta:word-count="489" meta:character-count="3038" meta:non-whitespace-character-count="2565"/>
  </office:meta>
</office:document-meta>
</file>